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25-03-1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24-10-22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24-07-2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24-03-19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23-10-24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23-07-2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23-03-14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22-10-21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22-06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22-03-1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21-10-18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21-09-29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21-09-10 0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21-07-06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21-03-17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20-12-14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20-10-20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20-09-14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20-06-3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20-04-0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9-12-17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9-09-25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9-09-05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9-08-0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9-06-2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9-03-2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8-09-25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8-08-14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8-06-12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8-03-28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8-01-08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7-10-10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7-08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7-06-13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7-03-2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6-12-01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6-11-1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6-09-2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6-07-27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6-05-26 0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6-05-25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6-03-29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6-03-2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6-03-17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6-02-2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5-09-29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5-09-29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5-07-29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5-06-1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5-06-11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4</text:p>
          </table:table-cell>
          <table:table-cell office:value-type="string" calcext:value-type="string">
            <text:p>02N/11E-13AAA Pomona</text:p>
          </table:table-cell>
          <table:table-cell office:value-type="string" calcext:value-type="string">
            <text:p>2015-06-10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